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z_start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z_end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string" calcext:value-type="string">
            <text:p>v_star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vert_ang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_time</text:p>
          </table:table-cell>
          <table:table-cell table:formula="of:=([.B2]-[.B1])/([.B3]*COS([.B4]*3.14159/180))" office:value-type="float" office:value="0.149654537242504" calcext:value-type="float">
            <text:p>0.1496545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s Hauschild</meta:initial-creator>
    <meta:creation-date>2014-12-15T16:26:15.354026633</meta:creation-date>
    <dc:date>2014-12-15T16:34:32.138325472</dc:date>
    <dc:creator>Matthis Hauschild</dc:creator>
    <meta:editing-duration>P0D</meta:editing-duration>
    <meta:editing-cycles>1</meta:editing-cycles>
    <meta:document-statistic meta:table-count="1" meta:cell-count="10" meta:object-count="0"/>
    <meta:generator>LibreOffice/4.2.7.2$Linux_x86 LibreOffice_project/420m0$Build-2</meta:generator>
  </office:meta>
</office:document-meta>
</file>